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3.146cm"/>
    </style:style>
    <style:style style:name="co4" style:family="table-column">
      <style:table-column-properties fo:break-before="auto" style:column-width="11.552cm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ce1"/>
        <table:table-column table:style-name="co3" table:number-columns-repeated="5" table:default-cell-style-name="ce3"/>
        <table:table-column table:style-name="co3" table:number-columns-repeated="1017" table:default-cell-style-name="Default"/>
        <table:table-row table:style-name="ro3">
          <table:table-cell office:value-type="string">
            <text:p>CUENTA DE PÉRDIDAS Y GANANCIAS DE PYM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. Importe neto de la cifra de negocios</text:p>
          </table:table-cell>
          <table:table-cell table:style-name="ce2" office:value-type="string">
            <text:p>-700-701-702-703-704-705-706-708-709</text:p>
          </table:table-cell>
          <table:table-cell table:number-columns-repeated="1022"/>
        </table:table-row>
        <table:table-row table:style-name="ro3">
          <table:table-cell office:value-type="string">
            <text:p>2. Variación de existencias de productos terminados y en curso de fabricación</text:p>
          </table:table-cell>
          <table:table-cell office:value-type="string">
            <text:p>-71-6930-7930</text:p>
          </table:table-cell>
          <table:table-cell table:number-columns-repeated="1022"/>
        </table:table-row>
        <table:table-row table:style-name="ro3">
          <table:table-cell office:value-type="string">
            <text:p>3. Trabajos realizados por la empresa para su activo</text:p>
          </table:table-cell>
          <table:table-cell office:value-type="string">
            <text:p>-73</text:p>
          </table:table-cell>
          <table:table-cell table:number-columns-repeated="1022"/>
        </table:table-row>
        <table:table-row table:style-name="ro3">
          <table:table-cell office:value-type="string">
            <text:p>4. Aprovisionamientos</text:p>
          </table:table-cell>
          <table:table-cell table:style-name="ce2" office:value-type="string">
            <text:p>-600-601-602-607-608-609-61-6931-6932-6933-606-7931-7932-7933</text:p>
          </table:table-cell>
          <table:table-cell table:number-columns-repeated="1022"/>
        </table:table-row>
        <table:table-row table:style-name="ro3">
          <table:table-cell office:value-type="string">
            <text:p>5. Otros ingresos de explotación</text:p>
          </table:table-cell>
          <table:table-cell office:value-type="string">
            <text:p>-740-747-75</text:p>
          </table:table-cell>
          <table:table-cell table:number-columns-repeated="1022"/>
        </table:table-row>
        <table:table-row table:style-name="ro3">
          <table:table-cell office:value-type="string">
            <text:p>6. Gastos de personal</text:p>
          </table:table-cell>
          <table:table-cell office:value-type="string">
            <text:p>-64</text:p>
          </table:table-cell>
          <table:table-cell table:number-columns-repeated="1022"/>
        </table:table-row>
        <table:table-row table:style-name="ro3">
          <table:table-cell office:value-type="string">
            <text:p>7. Otros gastos de explotación</text:p>
          </table:table-cell>
          <table:table-cell office:value-type="string">
            <text:p>-62-631-634+636+639-65-694-695-794-7954</text:p>
          </table:table-cell>
          <table:table-cell table:number-columns-repeated="1022"/>
        </table:table-row>
        <table:table-row table:style-name="ro3">
          <table:table-cell office:value-type="string">
            <text:p>8. Amortización del inmovilizado</text:p>
          </table:table-cell>
          <table:table-cell office:value-type="string">
            <text:p>-68</text:p>
          </table:table-cell>
          <table:table-cell table:number-columns-repeated="1022"/>
        </table:table-row>
        <table:table-row table:style-name="ro3">
          <table:table-cell office:value-type="string">
            <text:p>9. Imputación de subvenciones de inmovilizado no financiero y otras</text:p>
          </table:table-cell>
          <table:table-cell office:value-type="string">
            <text:p>-746</text:p>
          </table:table-cell>
          <table:table-cell table:number-columns-repeated="1022"/>
        </table:table-row>
        <table:table-row table:style-name="ro3">
          <table:table-cell office:value-type="string">
            <text:p>10. Excesos de provisiones</text:p>
          </table:table-cell>
          <table:table-cell office:value-type="string">
            <text:p>-7951-7952-7955-7956</text:p>
          </table:table-cell>
          <table:table-cell table:number-columns-repeated="1022"/>
        </table:table-row>
        <table:table-row table:style-name="ro3">
          <table:table-cell office:value-type="string">
            <text:p>11. Deterioro y resultado por enajenaciones del inmovilizado</text:p>
          </table:table-cell>
          <table:table-cell office:value-type="string">
            <text:p>-670-671-672-690-691-692-770-771-772-790-791-792</text:p>
          </table:table-cell>
          <table:table-cell table:number-columns-repeated="1022"/>
        </table:table-row>
        <table:table-row table:style-name="ro3">
          <table:table-cell office:value-type="string">
            <text:p>12. Otros resultados</text:p>
          </table:table-cell>
          <table:table-cell office:value-type="string">
            <text:p>-678-77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) RESULTADO DE EXPLOTACIÓN (1+2+3+4+5+6+7+8+9+10+11+12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3. Ingresos financieros</text:p>
          </table:table-cell>
          <table:table-cell office:value-type="string">
            <text:p>-760-761-762-769</text:p>
          </table:table-cell>
          <table:table-cell table:number-columns-repeated="1022"/>
        </table:table-row>
        <table:table-row table:style-name="ro3">
          <table:table-cell office:value-type="string">
            <text:p>14. Gastos financieros</text:p>
          </table:table-cell>
          <table:table-cell office:value-type="string">
            <text:p>-660-661-662-664-665-669</text:p>
          </table:table-cell>
          <table:table-cell table:number-columns-repeated="1022"/>
        </table:table-row>
        <table:table-row table:style-name="ro3">
          <table:table-cell office:value-type="string">
            <text:p>15. Variación de valor razonable en instrumentos financieros</text:p>
          </table:table-cell>
          <table:table-cell office:value-type="string">
            <text:p>-663-763</text:p>
          </table:table-cell>
          <table:table-cell table:number-columns-repeated="1022"/>
        </table:table-row>
        <table:table-row table:style-name="ro3">
          <table:table-cell office:value-type="string">
            <text:p>16. Diferencias de cambio</text:p>
          </table:table-cell>
          <table:table-cell office:value-type="string">
            <text:p>-668-768</text:p>
          </table:table-cell>
          <table:table-cell table:number-columns-repeated="1022"/>
        </table:table-row>
        <table:table-row table:style-name="ro3">
          <table:table-cell office:value-type="string">
            <text:p>17. Deterioro y resultado por enajenaciones de instrumentos financieros</text:p>
          </table:table-cell>
          <table:table-cell office:value-type="string">
            <text:p>-666-667-673-675-696-697-698-699-766-773-775-796-797-798-799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) RESULTADO FINANCIERO (13+14+15+16 +17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) RESULTADO ANTES DE IMPUESTOS (A+B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18. Impuestos sobre beneficios</text:p>
          </table:table-cell>
          <table:table-cell office:value-type="string">
            <text:p><text:s/>-6300+6301-633+63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) RESULTADO DEL EJERCICIO (C + 18)</text:p>
          </table:table-cell>
          <table:table-cell table:number-columns-repeated="1023"/>
        </table:table-row>
        <table:table-row table:style-name="ro3">
          <table:table-cell office:value-type="string">
            <text:p>**END**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4:3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es</meta:initial-creator>
    <meta:creation-date>2008-12-16T20:53:12</meta:creation-date>
    <dc:creator>Eloy Gomez</dc:creator>
    <dc:date>2011-11-16T14:37:58</dc:date>
    <meta:generator>LibreOffice/3.4$Unix LibreOffice_project/340m1$Build-302</meta:generator>
    <meta:editing-duration>PT1M11S</meta:editing-duration>
    <meta:editing-cycles>2</meta:editing-cycles>
    <meta:document-statistic meta:table-count="3" meta:cell-count="42" meta:object-count="0"/>
  </office:meta>
</office:document-meta>
</file>